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Heading_20_2">
      <style:text-properties fo:font-size="12pt" fo:language="en" fo:country="US" style:font-size-asian="12pt"/>
    </style:style>
    <style:style style:name="P4" style:family="paragraph" style:parent-style-name="List_20_Paragraph">
      <style:paragraph-properties fo:margin-left="0in" fo:margin-right="0in" fo:text-indent="0in" style:auto-text-indent="false"/>
    </style:style>
    <style:style style:name="P5" style:family="paragraph" style:parent-style-name="Normal_20__28_Web_29_">
      <style:paragraph-properties fo:margin-left="0.5in" fo:margin-right="0in" fo:margin-top="0in" fo:margin-bottom="0in" style:contextual-spacing="false" fo:text-align="justify" style:justify-single-word="false" fo:text-indent="0in" style:auto-text-indent="false"/>
      <style:text-properties fo:font-size="10pt" style:font-size-asian="10pt" style:font-size-complex="10pt"/>
    </style:style>
    <style:style style:name="P6" style:family="paragraph" style:parent-style-name="Standard">
      <style:text-properties style:language-asian="ko" style:country-asian="KR"/>
    </style:style>
    <style:style style:name="P7" style:family="paragraph" style:parent-style-name="Standard">
      <style:text-properties style:language-asian="ko" style:country-asian="KR"/>
    </style:style>
    <style:style style:name="P8" style:family="paragraph" style:parent-style-name="Standard">
      <style:text-properties fo:font-size="12pt" style:font-size-asian="12pt"/>
    </style:style>
    <style:style style:name="P9" style:family="paragraph" style:parent-style-name="Standard">
      <style:text-properties fo:language="en" fo:country="US"/>
    </style:style>
    <style:style style:name="P10" style:family="paragraph" style:parent-style-name="Standard">
      <style:text-properties fo:language="en" fo:country="US" officeooo:rsid="001063cf" officeooo:paragraph-rsid="001063cf"/>
    </style:style>
    <style:style style:name="P11" style:family="paragraph" style:parent-style-name="Standard">
      <style:text-properties fo:font-style="italic" style:font-style-asian="italic" fo:background-color="#ff00ff"/>
    </style:style>
    <style:style style:name="P12" style:family="paragraph" style:parent-style-name="Standard">
      <style:text-properties fo:background-color="#ffff00"/>
    </style:style>
    <style:style style:name="P13" style:family="paragraph" style:parent-style-name="Standard">
      <style:text-properties style:font-name-asian="Times New Roman"/>
    </style:style>
    <style:style style:name="P14" style:family="paragraph" style:parent-style-name="Standard">
      <style:text-properties fo:font-size="11pt" style:font-size-asian="11pt" style:font-size-complex="11pt" style:font-weight-complex="bold"/>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background-color="#ff00ff"/>
    </style:style>
    <style:style style:name="T6" style:family="text">
      <style:text-properties fo:background-color="#ffff00"/>
    </style:style>
    <style:style style:name="T7" style:family="text">
      <style:text-properties fo:font-size="10pt" style:font-size-asian="10pt" style:font-size-complex="10pt"/>
    </style:style>
    <style:style style:name="T8" style:family="text">
      <style:text-properties fo:font-size="11pt" style:font-size-asian="11pt"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 Computer Organization and </text:h>
      <text:h text:style-name="P1" text:outline-level="1">Assembly-Level Programming</text:h>
      <text:p text:style-name="P6"/>
      <text:h text:style-name="P1" text:outline-level="1">Lab 2<text:span text:style-name="T1"> </text:span>Report</text:h>
      <text:p text:style-name="P6"/>
      <text:p text:style-name="P8">Student Name<text:tab/><text:tab/>______________________________________________</text:p>
      <text:h text:style-name="P3" text:outline-level="2"/>
      <text:p text:style-name="P9"/>
      <text:p text:style-name="P10">PRELAB: The D Flip Flop Gate that is provided takes in four inputs and has one output. All of these are single-wire std_logic lines. There is a “with...select” structure used to set the data line like a multiplexer...Also, based off the reading it looks like the process implicitly creates stored values by not having a conclusive else statement in the if checks of the lower down process...it only checks for rising edges of i_CLK and if i_RST is 1. </text:p>
      <text:p text:style-name="P9"/>
      <text:p text:style-name="P9"/>
      <text:p text:style-name="Standard"/>
      <text:p text:style-name="Standard"><text:span text:style-name="T3">Submit a typeset pdf version of this on Canvas by the due date. Refer to the highlighted language in the lab document for the context of the following questions</text:span><text:span text:style-name="T4">. </text:span></text:p>
      <text:p text:style-name="P11"/>
      <text:p text:style-name="Standard">[Part 3 (a)] <text:span text:style-name="T6">Draw the interface description (i.e., the “symbol” or high-level blackbox) for the RISC-V register file. Which ports do you think are necessary, and how wide (in bits) do they need to be?</text:span></text:p>
      <text:p text:style-name="P12"/>
      <text:p text:style-name="Standard">[Part 3 (b)] <text:span text:style-name="T6">Create an N-bit register using this flip-flop as your basis.</text:span> </text:p>
      <text:p text:style-name="P5"/>
      <text:p text:style-name="Standard">[Part 3 (c)] <text:span text:style-name="T6">Waveform</text:span>.</text:p>
      <text:p text:style-name="Standard"/>
      <text:p text:style-name="Standard">[Part 3 (d)] <text:span text:style-name="T6">What type of decoder would be required by the RISC-V register file and why?</text:span></text:p>
      <text:p text:style-name="P13"><text:s/></text:p>
      <text:p text:style-name="Standard">[Part 3 (e)] <text:span text:style-name="T6">Waveform.</text:span></text:p>
      <text:p text:style-name="Standard"/>
      <text:p text:style-name="Standard">[Part 3 (f)] <text:span text:style-name="T6">In your write-up, describe and defend the design you intend on implementing for the next part.</text:span></text:p>
      <text:p text:style-name="Standard"/>
      <text:p text:style-name="Standard">[Part 3 (g)] <text:span text:style-name="T6">Waveform.</text:span></text:p>
      <text:p text:style-name="Standard"/>
      <text:p text:style-name="Standard">[Part 3 (h)] <text:span text:style-name="T6">Draw a (simplified) schematic (i.e., components within the high-level blackbox) for the RISC-V register file, using the same top-level interface ports as in your solution describe above and using only the register, decoder, and mux VHDL components you have created.</text:span></text:p>
      <text:p text:style-name="Standard"/>
      <text:p text:style-name="Standard">[Part 3 (i)] <text:span text:style-name="T6">Waveform.</text:span></text:p>
      <text:p text:style-name="Standard"/>
      <text:p text:style-name="Standard">[Part 4 (b)] <text:span text:style-name="T6">Draw a symbol for this RISC-V-like datapath.</text:span></text:p>
      <text:p text:style-name="Standard"/>
      <text:p text:style-name="Standard">[Part 4 (c)] <text:span text:style-name="T6">Draw a schematic of the simplified RISC-V processor datapath consisting only of the component described in part (a) and the register file from problem (1).</text:span></text:p>
      <text:p text:style-name="Standard"/>
      <text:p text:style-name="Standard">[Part 4 (d)] <text:span text:style-name="T6">Include in your report waveform screenshots that demonstrate your properly functioning design. Annotate what the final register file state should be.</text:span></text:p>
      <text:p text:style-name="P4"/>
      <text:p text:style-name="Standard">[Part 5 (a)] <text:span text:style-name="T6">Read through the mem.vhd file, and based on your understanding of the VHDL implementation, provide a 2-3 sentence description of each of the individual ports (both generic and regular).</text:span></text:p>
      <text:p text:style-name="P14"/>
      <text:p text:style-name="Standard">[Part 5 (c)] <text:span text:style-name="T6">Waveforms and hex file.</text:span> </text:p>
      <text:p text:style-name="List_20_Paragraph"/>
      <text:p text:style-name="Standard"><text:soft-page-break/>[Part 6 (a)] <text:span text:style-name="T6">What are the RISC-V instructions that require some value to be sign extended? What are the RISC-V instructions that require some value to be zero extended?</text:span></text:p>
      <text:p text:style-name="Standard"/>
      <text:p text:style-name="Standard">[Part 6 (b)] <text:span text:style-name="T6">what are the different 16-bit to 32-bit “extender” components that would be required by a RISC-V processor implementation?</text:span></text:p>
      <text:p text:style-name="P5"/>
      <text:p text:style-name="Standard">[Part 6 (d)] <text:span text:style-name="T6">Waveform.</text:span></text:p>
      <text:p text:style-name="P13"><text:s/></text:p>
      <text:p text:style-name="Standard">[Part 7 (a)] <text:span text:style-name="T6">what control signals will need to be added to the simple processor from part 2? How do these control signals correspond to the ports on the mem.vhd component analyzed in part 3?</text:span></text:p>
      <text:p text:style-name="Standard"/>
      <text:p text:style-name="Standard">[Part 7 (b)] <text:span text:style-name="T6">Draw a schematic of a simplified RISC-V processor consisting only of the base components used in part 2, the extender component described in part 4, and the data memory from part 3.</text:span></text:p>
      <text:p text:style-name="P12"/>
      <text:p text:style-name="Standard">[Part 7 (c)] <text:span text:style-name="T6">Waveform.</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6-02-05T09:52:43.492294022</dc:date>
    <meta:print-date>2000-01-05T10:22:00</meta:print-date>
    <meta:editing-cycles>76</meta:editing-cycles>
    <meta:editing-duration>PT2H26S</meta:editing-duration>
    <meta:document-statistic meta:table-count="0" meta:image-count="0" meta:object-count="0" meta:page-count="2" meta:paragraph-count="28" meta:word-count="493" meta:character-count="2937" meta:non-whitespace-character-count="2462"/>
    <meta:generator>LibreOffice/7.1.8.1$Linux_X86_64 LibreOffice_project/10$Build-1</meta:generator>
    <meta:user-defined meta:name="ACTIVE">ACTIVE</meta:user-defined>
    <meta:user-defined meta:name="VTCASE">VTCASE</meta:user-defined>
    <meta:user-defined meta:name="VTCommandPending">VTCommandPending</meta:user-defined>
  </office:meta>
</office:document-meta>
</file>